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5.02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0000REG&lt;br /&gt;</text:p>
          </table:table-cell>
          <table:table-cell office:value-type="string">
            <text:p><text:s text:c="22"/>3&amp;frasl;32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000REG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00REG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5&amp;frasl;1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0REG&lt;br /&gt;</text:p>
          </table:table-cell>
          <table:table-cell office:value-type="string">
            <text:p><text:s text:c="22"/>9&amp;frasl;32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0SHORT&lt;br /&gt;</text:p>
          </table:table-cell>
          <table:table-cell office:value-type="string">
            <text:p><text:s text:c="22"/>19&amp;frasl;64&amp;#733;&lt;br /&gt;</text:p>
          </table:table-cell>
          <table:table-cell office:value-type="string">
            <text:p><text:s text:c="22"/>5&amp;frasl;16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1REG&lt;br /&gt;</text:p>
          </table:table-cell>
          <table:table-cell office:value-type="string">
            <text:p><text:s text:c="22"/>21&amp;frasl;64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1SHORT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2REG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2SHORT&lt;br /&gt;</text:p>
          </table:table-cell>
          <table:table-cell office:value-type="string">
            <text:p><text:s text:c="22"/>13&amp;frasl;32&amp;#733;&lt;br /&gt;</text:p>
          </table:table-cell>
          <table:table-cell table:number-columns-repeated="2"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3REG&lt;br /&gt;</text:p>
          </table:table-cell>
          <table:table-cell office:value-type="string">
            <text:p><text:s text:c="22"/>27&amp;frasl;64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3SHORT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4REG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4SHORT&lt;br /&gt;</text:p>
          </table:table-cell>
          <table:table-cell office:value-type="string">
            <text:p><text:s text:c="22"/>17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5REG&lt;br /&gt;</text:p>
          </table:table-cell>
          <table:table-cell office:value-type="string">
            <text:p><text:s text:c="22"/>17&amp;frasl;32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5SHORT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6REG&lt;br /&gt;</text:p>
          </table:table-cell>
          <table:table-cell office:value-type="string">
            <text:p><text:s text:c="22"/>37&amp;frasl;6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6SHORT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7REG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7SHORT&lt;br /&gt;</text:p>
          </table:table-cell>
          <table:table-cell office:value-type="string">
            <text:p><text:s text:c="22"/>43&amp;frasl;64&amp;#733;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8REG&lt;br /&gt;</text:p>
          </table:table-cell>
          <table:table-cell office:value-type="string">
            <text:p><text:s text:c="22"/>43&amp;frasl;64&amp;#733;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8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8SHORT</text:p>
          </table:table-cell>
          <table:table-cell office:value-type="string">
            <text:p><text:s text:c="22"/>47&amp;frasl;64&amp;#733;</text:p>
          </table:table-cell>
          <table:table-cell office:value-type="string">
            <text:p><text:s text:c="22"/>7&amp;frasl;8&amp;#733;</text:p>
          </table:table-cell>
          <table:table-cell office:value-type="string">
            <text:p><text:s text:c="22"/>3&amp;frasl;4&amp;#733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93.00</text:p>
          </table:table-cell>
          <table:table-cell office:value-type="string">
            <text:p><text:s text:c="22"/>$81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43:17.24</meta:creation-date>
    <dc:date>2017-09-14T11:45:39.54</dc:date>
    <dc:creator>Liam </dc:creator>
    <meta:editing-duration>PT2M22S</meta:editing-duration>
    <meta:editing-cycles>1</meta:editing-cycles>
    <meta:document-statistic meta:table-count="3" meta:cell-count="147" meta:object-count="0"/>
    <meta:generator>OpenOffice/4.1.0$Win32 OpenOffice.org_project/410m18$Build-9764</meta:generator>
  </office:meta>
</office:document-meta>
</file>